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Euh... C'est ptetre moi.</text:p>
      <text:p text:style-name="Standard"><text:soft-page-break/></text:p>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text:p text:style-name="P1">Comme on pouvait s'y attendre, Alice accusa le coup. Elle lâcha un soupir expressif et semblait de plus en plus agacée par la situation, comme si elle se demandait ce qu'elle allait bien pouvoir faire de lui. Edward encaissa sa première remarque sans broncher. Non, il ne le faisait pas exprès. Peut-être que le blondin ne faisait pas tous les efforts possibles pour rester concentré, mais il n'en était pas moins vrai qu'il souffrait également d'un très Trouble du Déficit de l'Attention. L'adolescent aurait pu l'expliquer à sa tortionnaire, lui faire comprendre que c'était également <text:s/>à cause de sa maladie qu'il se retrouvait dans cette pièce en premier lieu. Mais quelque chose le retint, une petite voix au fin fond de son esprit qui lui souffla qu'elle n'en aurait rien à faire. Alors il choisit de se taire, attendant de subir la suite de la tempête qui allait s'abattre sur lui.</text:p>
      <text:p text:style-name="Standard"/>
      <text:p text:style-name="Standard">Cependant pour l'heure, une accalmie semblait se dessiner. Si le ton d'Alice était toujours pète-sec, elle semblait un peu plus encline à la discussion. Elle demanda à Edward ce qu'il faisait dans la vie, tirant un haussement de sourcils surpris à ce dernier. C'était bien la dernière question qu'il s'attendait à entendre. Ce qu'il faisait dans la vie ? Mais qu'est-ce que ça pouvait bien lui faire ? Alors que le blondin se préparait à répondre en essayant de deviner la raison qui l'avait poussée à se demander ceci, l'héritière Nightray se leva de son siège improvisé pour se rapprocher de lui, accentuant encore ainsi la relation dominant/dominé qui s'était installée d'entrée de jeu entre eux.</text:p>
      <text:p text:style-name="Standard"/>
      <text:p text:style-name="Standard">-Euh... Je suis étudiant en droit... Pourquoi ?</text:p>
      <text:p text:style-name="Standard"/>
      <text:p text:style-name="Standard">A mesure qu'Alice s'approchait de lui, Edward se sentait de plus en plus écrasé par sa prestance. Elle dégageait une autorité impressionnante et le garçon, qui n'était déjà pas extrêmement confiant par nature, avait du mal à ne pas se sentir ridicule en face d'elle. Il avait l'impression d'être un gamin qui se fait engueuler par sa mère -était-il si loin de la vérité que ça ? Dans tous les cas, les tentatives d'intimidation de la jeune femme étaient un franc succès. Edward n'en menait vraiment pas large et paraissait encore plus chétif qu'à l'ordinaire. Alors Alice répondit plus ou moins à ses interrogations en lui faisant une offre qui provoqua une nouvelle surprise chez le garçon aux yeux de jade.</text:p>
      <text:p text:style-name="Standard"/>
      <text:p text:style-name="Standard">-Un poste... ici ?</text:p>
      <text:p text:style-name="Standard"/>
      <text:p text:style-name="Standard">L'expression sur son visage passa en un instant de la peur à l'effarement. Elle était vraiment en train de lui proposer un travail ? L'idée de se faire un peu d'argent en parallèle de ses études n'était pas si déplaisante, celui pourrait lui permettre de commencer à gagner en indépendance et à devenir un peu plus responsable. Mais... La proposition n'avait ni queue ni tête. Alice lui rabâchait -à raison- depuis le début de cette conversation qu'il était un bon à rien et maintenant elle voulait l'embaucher ? Un détail attira cependant l'attention de notre blondinet : elle voulait qu'il rembourse... Ce qu'il leur avait fait perdre ? Il ne leur avait rien fait perdre du tout... Ce m'as-tu-vu de chanteur était parti de son propre chef et, très honnêtement, cela ne semblait pas être une grosse perte...</text:p>
      <text:p text:style-name="Standard"/>
      <text:p text:style-name="Standard">-Je... Je ne crois pas vous devoir un cent... Madame, s'empressa-t-il d'ajouter.</text:p>
      <text:p text:style-name="Standard"/>
      <text:p text:style-name="Standard">Edward avait rassemblé tout son courage pour formuler cette réponse. Aussi ridicule pouvait-il paraître à se faire malmener de la sorte par une bourgeoise enorgueillie, il y avait des choses qu'il ne pouvait laisser passer. Parmi celles-ci se trouvaient notamment une proposition de contrat qui, à ses yeux, n'était pas équilibré...</text:p>
      <text:p text:style-name="P1">La conversation commençait doucement à plus ressembler à un dialogue de sourds qu'à autre chose, <text:s/>entre Edward qui refusait d'admettre qu'il devait de l'argent à la Nightray Company et Alice qui n'en démordait pas. Celle-ci fut saisie d'un soupir de lassitude à l'écoute des réponses du garçon, puis en provoqua un second chez ce dernier, de soulagement cette fois, en retournant s'asseoir sur le bureau. Les épaules d'Edward s'affaissèrent imperceptiblement alors que la pression qui l'écrasait depuis qu'Alice s'était approchée de lui se dissipait légèrement. Le blondin se promit de travailler sa gestion du stress, entre autres choses, dans les temps à venir.</text:p>
      <text:p text:style-name="Standard"/>
      <text:p text:style-name="Standard">La jeune femme reprit la parole, ignorant royalement sa pitoyable tentative de négocier l'existence de sa dette. Elle semblait commencer à comprendre qu'il allait être extrêmement difficile pour elle de mettre la main sur l'argent qu'Edward leur avait fait perdre -ou plutôt ne leur avait pas fait gagner. Ce dernier se demanda l'espace d'un instant s'il allait s'en tirer ainsi, sauvé par sa pauvreté. Son regain d'espoir fut cependant de courte durée, puisque Alice enchaîna sans lui laisser le temps de préparer une ligne de défense -qu'il était de toute façon trop intimidé pour imaginer. Mais Edward ne songea pas vraiment à s'en plaindre. La nouvelle proposition de l'héritière Nightray le fit se redresser d'un coup sur sa chaise.</text:p>
      <text:p text:style-name="Standard"/>
      <text:p text:style-name="Standard">Ce renouveau d'attention pouvait paraître un chouïa excessif, je vous l'accorde, surtout étant donné qu'il suivait une proposition de marché où il se faisait clairement exploiter gratos pour une multinationale. Cependant aux yeux d'Edward, cette nouvelle offre avait pour elle quelque chose de plus important que sa valeur intrinsèque : l'équilibre. S'il avait beaucoup de mal à concevoir qu'il devait de l'argent à cette entreprise, le garçon ne pouvait nier qu'il avait bel et bien fait fuir un client, que l'on pense que c'était de sa faute ou non. Par conséquent, un marché de la sorte lui convenait parfaitement. Un artiste de perdu, un de retrouvé. Ce simple énoncé respectait sa fameuse balance de l'univers, son équilibre cosmique.</text:p>
      <text:p text:style-name="Standard"/>
      <text:p text:style-name="Standard">Tandis qu'il se perdait dans ses considérations autistiques, Alice ajouta une phrase dont il n'écouta pas le moindre mot avant de gribouiller quelque chose sur un bout de papier et de le lui tendre après s'être légèrement rapprochée. C'était son numéro de téléphone. Edward tendit la main pour l'attraper mais arrêta son geste en chemin, pris d'un doute. Son regard émeraude se planta dans celui de sa négociatrice et il resta ainsi, le bras dans le vide, pendant quelques instants. S'il prenait ce bout de papier, il n'y avait plus aucun moyen de revenir en arrière. Si ce marché comprenait un piège, une entourloupe qu'il n'avait pas perçue, il serait trop tard pour s'en protéger.</text:p>
      <text:p text:style-name="Standard"/>
      <text:p text:style-name="Standard">Était-ce bien raisonnable de jouer au jeu de ces requins, dans leur propre cour ? Un sourire étira les lèvres de l'étudiant en droit alors qu'il se penchait pour prendre le morceau de papier des mains d'Alice sans dire un mot. Avec un énoncé pareil, il était bien incapable de refuser, raisonnable ou non. Edward plia le numéro de téléphone et le rangea dans la poche intérieure de sa veste, sa chevelure d'or s'agitant au rythme de ses mouvements. Il ne restait plus qu'un détail à régler...</text:p>
      <text:p text:style-name="Standard"/>
      <text:p text:style-name="Standard">-Ahem... Dites-moi... Où et comment on découvre des chanteurs, au juste ?</text:p>
      <text:p text:style-name="P1">A peine Edward avait saisi le minuscule bout de papier, Alice faisait déjà un pas vers la sortie du bureau. Elle n'avait visiblement pas beaucoup plus envie que lui de continuer cette conversation. Cela se comprenait. De son point de vue, l'incident était probablement réglé. Si elle n'avait pas obtenu une compensation financière comme elle l'espérait au départ, la jeune femme avait au moins trouvé un moyen d'annuler la perte que sa compagnie avait subie. Les deux partis de l'accord étaient satisfaits, même si dans les faits l'un d'entre deux était clairement perdant. En effet, Edward allait devoir travailler pour les Nightray gratuitement, et ce alors qu'il n'avait rien reçu en contrepartie -si ce n'était de ne pas être plus ennuyé que ça par une entreprise qui l'aurait sûrement dépouillé si elle en avait eu envie, ses moyens dépassant largement ceux du blondin qui dans une confrontation juridique n'aurait pas la moindre chance de gagner. Encore un déséquilibre auquel il faudrait remédier...</text:p>
      <text:p text:style-name="Standard"/>
      <text:p text:style-name="Standard">Tout en suivant le fil de ses pensées, le blondin observa Alice s'éloigner vers la porte. Allait-elle ignorer sa question et le laisser se débrouiller pour accomplir sa mission ? La jeune femme n'avait pas été tendre avec lui depuis qu'elle lui était tombée dessus un peu plus tôt dans la journée mais ça, c'était vraiment un coup bas. Et c'était pas du jeu. Comment était-il censé s'en sortir si on ne lui donnait pas les billes ? Alors qu'Edward s'apprêtait à protester, la demoiselle à la chevelure châtain se retourna finalement pour lui répondre. C'était à se demander si elle n'aimait pas jouer avec ses nerfs, comme si elle voulait lui montrer en permanence que c'était elle qui était aux commandes et qu'elle pouvait lui pourrir la vie aussi simplement que cela. Ou alors peut-être que l'adolescent commençait à un peu trop se sentir persécuté.</text:p>
      <text:p text:style-name="Standard"/>
      <text:p text:style-name="Standard">Toujours était-il que la réponse qui lui fut donnée effaça aussi sec le sourire qui était apparu fugacement sur son visage. C'était ce qu'il craignait. Les bars et les clubs n'étaient clairement pas dans la liste des lieux qu'il fréquentait souvent, et s'il devait commencer à y aller pour dénicher des futurs talents, cela risquait de lui prendre un temps fou. La nouvelle ne l'enchantait guère, mais comme le disait le dicton : « c'est le jeu ma pauv' Lucette ! ». En se levant pour rejoindre Alice à la porte, Edward fit une moue d'enfant capricieux mais n'insista pas.</text:p>
      <text:p text:style-name="Standard"/>
      <text:p text:style-name="Standard">-Evidemment...</text:p>
      <text:p text:style-name="Standard"/>
      <text:p text:style-name="Standard">Alors qu'il s'apprêtait à sortir, Alice l'interpella à nouveau, pour se présenter cette fois-ci. L'espace d'un instant, le blondin resta interdit, ses yeux clignant un peu trop vite à plusieurs reprises. Bien évidemment. La manière dont elle se comportait avec lui depuis le début de leur entretien aurait dû lui mettre la puce à l'oreille. Ce n'était pas l'attitude d'une employée lambda, mais bien de quelqu'un qui était en charge. Le simple fait qu'elle ait passé un marché avec lui sans consulter qui que ce soit d'autre en était déjà la preuve. Toujours sans un geste, l'adolescent parvint à donner une réponse d'un air absent.</text:p>
      <text:p text:style-name="Standard"/>
      <text:p text:style-name="Standard">-Edward... Drawde.</text:p>
      <text:p text:style-name="Standard"/>
      <text:p text:style-name="Standard">Et puis, soudainement, Edward se remit à sourire. Il plissa les yeux d'un air malicieux et pencha légèrement la tête sur le côté. Après tout, ce n'était pas tous les jours qu'il rencontrait une personne aussi importante. </text:p>
      <text:p text:style-name="Standard"/>
      <text:p text:style-name="Standard">-Nightray, hein ? C'est vous la chef ici alo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3-28T00:29:57.38</dc:date>
    <meta:editing-duration>PT12H58M5S</meta:editing-duration>
    <meta:editing-cycles>752</meta:editing-cycles>
    <meta:generator>OpenOffice/4.1.2$Win32 OpenOffice.org_project/412m3$Build-9782</meta:generator>
    <dc:creator>Thoé </dc:creator>
    <meta:document-statistic meta:table-count="0" meta:image-count="0" meta:object-count="0" meta:page-count="7" meta:paragraph-count="49" meta:word-count="3751" meta:character-count="22778"/>
  </office:meta>
</office:document-meta>
</file>